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text-properties officeooo:paragraph-rsid="00115efb"/>
    </style:style>
    <style:style style:name="P7"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8"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9"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10"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1"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2" style:family="paragraph" style:parent-style-name="Text_20_body">
      <style:text-properties officeooo:paragraph-rsid="002c6afe"/>
    </style:style>
    <style:style style:name="P13"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14" style:family="paragraph" style:parent-style-name="Table_20_Contents">
      <style:paragraph-properties fo:text-align="start" style:justify-single-word="false"/>
      <style:text-properties officeooo:rsid="000d3cfb" officeooo:paragraph-rsid="000d3cfb"/>
    </style:style>
    <style:style style:name="P15" style:family="paragraph" style:parent-style-name="Table_20_Contents">
      <style:text-properties officeooo:rsid="000f61ed" officeooo:paragraph-rsid="000f61ed"/>
    </style:style>
    <style:style style:name="P16" style:family="paragraph" style:parent-style-name="Table_20_Contents">
      <style:text-properties officeooo:rsid="00115efb" officeooo:paragraph-rsid="00115efb"/>
    </style:style>
    <style:style style:name="P17" style:family="paragraph" style:parent-style-name="Table_20_Contents">
      <style:text-properties officeooo:rsid="0017520c" officeooo:paragraph-rsid="0017520c"/>
    </style:style>
    <style:style style:name="P18" style:family="paragraph" style:parent-style-name="Table_20_Contents">
      <style:text-properties officeooo:rsid="001e91c7" officeooo:paragraph-rsid="001e91c7"/>
    </style:style>
    <style:style style:name="P19" style:family="paragraph" style:parent-style-name="Table_20_Contents">
      <style:text-properties officeooo:rsid="0021cd9d" officeooo:paragraph-rsid="0021cd9d"/>
    </style:style>
    <style:style style:name="P20" style:family="paragraph" style:parent-style-name="Table_20_Contents">
      <style:text-properties officeooo:rsid="0025183c" officeooo:paragraph-rsid="0025183c"/>
    </style:style>
    <style:style style:name="P21" style:family="paragraph" style:parent-style-name="Table_20_Contents">
      <style:text-properties officeooo:rsid="002653e3" officeooo:paragraph-rsid="002653e3"/>
    </style:style>
    <style:style style:name="P22"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23"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24" style:family="paragraph" style:parent-style-name="Table_20_Contents">
      <style:text-properties officeooo:rsid="0026c0b8" officeooo:paragraph-rsid="0026c0b8"/>
    </style:style>
    <style:style style:name="P25" style:family="paragraph" style:parent-style-name="Table_20_Contents">
      <style:text-properties officeooo:rsid="00278184" officeooo:paragraph-rsid="00278184"/>
    </style:style>
    <style:style style:name="P26" style:family="paragraph" style:parent-style-name="Table_20_Contents">
      <style:text-properties officeooo:rsid="002b84ce" officeooo:paragraph-rsid="002b84c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32"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33"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34"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35" style:family="paragraph" style:parent-style-name="Text_20_body">
      <style:text-properties officeooo:rsid="00333a87" officeooo:paragraph-rsid="00333a87"/>
    </style:style>
    <style:style style:name="P36" style:family="paragraph" style:parent-style-name="Text_20_body" style:list-style-name="L3">
      <style:text-properties officeooo:rsid="00373b84" officeooo:paragraph-rsid="00373b84"/>
    </style:style>
    <style:style style:name="P37" style:family="paragraph" style:parent-style-name="Text_20_body">
      <style:text-properties officeooo:rsid="00385a78" officeooo:paragraph-rsid="003a6127"/>
    </style:style>
    <style:style style:name="P38" style:family="paragraph" style:parent-style-name="Text_20_body">
      <style:text-properties officeooo:rsid="003944df" officeooo:paragraph-rsid="003944df"/>
    </style:style>
    <style:style style:name="P39" style:family="paragraph" style:parent-style-name="Text_20_body" style:list-style-name="L4">
      <style:text-properties officeooo:rsid="003a0b31" officeooo:paragraph-rsid="003a0b31"/>
    </style:style>
    <style:style style:name="P40" style:family="paragraph" style:parent-style-name="Text_20_body" style:list-style-name="L4">
      <style:text-properties officeooo:rsid="003a6127" officeooo:paragraph-rsid="003a6127"/>
    </style:style>
    <style:style style:name="P41" style:family="paragraph" style:parent-style-name="Text_20_body">
      <style:text-properties officeooo:rsid="00415c98" officeooo:paragraph-rsid="00415c98"/>
    </style:style>
    <style:style style:name="P42" style:family="paragraph" style:parent-style-name="Text_20_body">
      <style:text-properties fo:font-style="italic" officeooo:rsid="003a0b31" officeooo:paragraph-rsid="00434235" style:font-style-asian="italic" style:font-style-complex="italic"/>
    </style:style>
    <style:style style:name="P43"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44"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45"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46"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47" style:family="paragraph" style:parent-style-name="Table_20_Contents">
      <style:text-properties officeooo:rsid="0035bd1c" officeooo:paragraph-rsid="0035bd1c"/>
    </style:style>
    <style:style style:name="P48" style:family="paragraph" style:parent-style-name="Table_20_Contents">
      <style:text-properties fo:font-style="italic" officeooo:rsid="003bd0fd" officeooo:paragraph-rsid="003bd0fd" style:font-style-asian="italic" style:font-style-complex="italic"/>
    </style:style>
    <style:style style:name="P49" style:family="paragraph" style:parent-style-name="Table_20_Contents">
      <style:text-properties fo:font-style="italic" officeooo:rsid="003e0bdf" officeooo:paragraph-rsid="003e0bdf" style:font-style-asian="italic" style:font-style-complex="italic"/>
    </style:style>
    <style:style style:name="P50" style:family="paragraph" style:parent-style-name="Heading_20_1">
      <style:paragraph-properties fo:break-before="page"/>
      <style:text-properties officeooo:rsid="0003d0aa" officeooo:paragraph-rsid="0003d0aa"/>
    </style:style>
    <style:style style:name="P51" style:family="paragraph" style:parent-style-name="Heading_20_1">
      <style:paragraph-properties fo:break-before="page"/>
      <style:text-properties officeooo:rsid="001ac2ad" officeooo:paragraph-rsid="001ac2ad"/>
    </style:style>
    <style:style style:name="P52" style:family="paragraph" style:parent-style-name="Heading_20_1">
      <style:paragraph-properties fo:break-before="page"/>
      <style:text-properties officeooo:rsid="00115efb" officeooo:paragraph-rsid="00115efb"/>
    </style:style>
    <style:style style:name="P53" style:family="paragraph" style:parent-style-name="Heading_20_1">
      <style:paragraph-properties fo:break-before="page"/>
      <style:text-properties officeooo:rsid="000d3cfb" officeooo:paragraph-rsid="000d3cfb"/>
    </style:style>
    <style:style style:name="P54" style:family="paragraph" style:parent-style-name="Heading_20_2">
      <style:text-properties officeooo:rsid="001ac2ad" officeooo:paragraph-rsid="001ac2ad"/>
    </style:style>
    <style:style style:name="P55" style:family="paragraph" style:parent-style-name="Heading_20_2">
      <style:paragraph-properties fo:break-before="page"/>
      <style:text-properties officeooo:rsid="002c6afe" officeooo:paragraph-rsid="002c6afe"/>
    </style:style>
    <style:style style:name="P56" style:family="paragraph" style:parent-style-name="Heading_20_3">
      <style:text-properties officeooo:rsid="002db679" officeooo:paragraph-rsid="002db679"/>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3c8eb9" style:font-style-asian="normal" style:font-style-complex="normal"/>
    </style:style>
    <style:style style:name="T11" style:family="text">
      <style:text-properties officeooo:rsid="0005c971"/>
    </style:style>
    <style:style style:name="T12" style:family="text">
      <style:text-properties officeooo:rsid="00075ebf"/>
    </style:style>
    <style:style style:name="T13" style:family="text">
      <style:text-properties officeooo:rsid="00080ee5"/>
    </style:style>
    <style:style style:name="T14" style:family="text">
      <style:text-properties officeooo:rsid="000962e2"/>
    </style:style>
    <style:style style:name="T15" style:family="text">
      <style:text-properties officeooo:rsid="000d9bff"/>
    </style:style>
    <style:style style:name="T16" style:family="text">
      <style:text-properties fo:font-weight="bold" style:font-weight-asian="bold" style:font-weight-complex="bold"/>
    </style:style>
    <style:style style:name="T17" style:family="text">
      <style:text-properties fo:font-weight="bold" officeooo:rsid="0005c971" style:font-weight-asian="bold" style:font-weight-complex="bold"/>
    </style:style>
    <style:style style:name="T18" style:family="text">
      <style:text-properties fo:font-weight="bold" officeooo:rsid="002b0359"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57eba" style:font-style-asian="normal" style:font-style-complex="normal"/>
    </style:style>
    <style:style style:name="T21" style:family="text">
      <style:text-properties fo:font-style="normal" officeooo:rsid="00190fc8" style:font-style-asian="normal" style:font-style-complex="normal"/>
    </style:style>
    <style:style style:name="T22" style:family="text">
      <style:text-properties fo:font-style="normal" officeooo:rsid="0019a264" style:font-style-asian="normal" style:font-style-complex="normal"/>
    </style:style>
    <style:style style:name="T23" style:family="text">
      <style:text-properties fo:font-style="normal" officeooo:rsid="00373b84" style:font-style-asian="normal" style:font-style-complex="normal"/>
    </style:style>
    <style:style style:name="T24" style:family="text">
      <style:text-properties fo:font-style="normal" officeooo:rsid="003a0b31" style:font-style-asian="normal" style:font-style-complex="normal"/>
    </style:style>
    <style:style style:name="T25" style:family="text">
      <style:text-properties fo:font-style="normal" officeooo:rsid="003a7602" style:font-style-asian="normal" style:font-style-complex="normal"/>
    </style:style>
    <style:style style:name="T26" style:family="text">
      <style:text-properties fo:font-style="normal" officeooo:rsid="00429d69" style:font-style-asian="normal" style:font-style-complex="normal"/>
    </style:style>
    <style:style style:name="T27" style:family="text">
      <style:text-properties fo:font-style="normal" officeooo:rsid="0044f775"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a7602"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1e91c7"/>
    </style:style>
    <style:style style:name="T32" style:family="text">
      <style:text-properties officeooo:rsid="00237b45"/>
    </style:style>
    <style:style style:name="T33" style:family="text">
      <style:text-properties officeooo:rsid="002b84ce"/>
    </style:style>
    <style:style style:name="T34" style:family="text">
      <style:text-properties officeooo:rsid="0034b9fd"/>
    </style:style>
    <style:style style:name="T35" style:family="text">
      <style:text-properties officeooo:rsid="00360ffd"/>
    </style:style>
    <style:style style:name="T36" style:family="text">
      <style:text-properties officeooo:rsid="003c8eb9"/>
    </style:style>
    <style:style style:name="T37" style:family="text">
      <style:text-properties officeooo:rsid="003c8eb9" style:font-style-asian="normal" style:font-style-complex="normal"/>
    </style:style>
    <style:style style:name="T38" style:family="text">
      <style:text-properties officeooo:rsid="003f7137"/>
    </style:style>
    <style:style style:name="T39" style:family="text">
      <style:text-properties officeooo:rsid="00429d6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13">Name</text:p>
          </table:table-cell>
          <table:table-cell table:style-name="Tabelle1.B1" office:value-type="string">
            <text:p text:style-name="P13">Christian Rebischke</text:p>
          </table:table-cell>
        </table:table-row>
        <table:table-row>
          <table:table-cell table:style-name="Tabelle1.A2" office:value-type="string">
            <text:p text:style-name="P13">Studiengang</text:p>
          </table:table-cell>
          <table:table-cell table:style-name="Tabelle1.B2" office:value-type="string">
            <text:p text:style-name="P13">Informatik</text:p>
          </table:table-cell>
        </table:table-row>
        <table:table-row>
          <table:table-cell table:style-name="Tabelle1.A2" office:value-type="string">
            <text:p text:style-name="P13">Matrikelnummer</text:p>
          </table:table-cell>
          <table:table-cell table:style-name="Tabelle1.B2" office:value-type="string">
            <text:p text:style-name="P13">432108</text:p>
          </table:table-cell>
        </table:table-row>
        <table:table-row>
          <table:table-cell table:style-name="Tabelle1.A2" office:value-type="string">
            <text:p text:style-name="P13">Datum</text:p>
          </table:table-cell>
          <table:table-cell table:style-name="Tabelle1.B2" office:value-type="string">
            <text:p text:style-name="P13">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Inhaltsverzeichnis</text:p>
          </text:index-title>
          <text:p text:style-name="P28"><text:a xlink:type="simple" xlink:href="#__RefHeading___Toc214_4266635055" text:style-name="Index_20_Link" text:visited-style-name="Index_20_Link">Vorwort<text:tab/>3</text:a></text:p>
          <text:p text:style-name="P28"><text:a xlink:type="simple" xlink:href="#__RefHeading___Toc229_2691039895" text:style-name="Index_20_Link" text:visited-style-name="Index_20_Link">Der interne Aufbau von OpenStack<text:tab/>4</text:a></text:p>
          <text:p text:style-name="P29"><text:a xlink:type="simple" xlink:href="#__RefHeading___Toc231_2691039895" text:style-name="Index_20_Link" text:visited-style-name="Index_20_Link">Einführung<text:tab/>4</text:a></text:p>
          <text:p text:style-name="P29"><text:a xlink:type="simple" xlink:href="#__RefHeading___Toc321_2691039895" text:style-name="Index_20_Link" text:visited-style-name="Index_20_Link">Technische Details<text:tab/>5</text:a></text:p>
          <text:p text:style-name="P30"><text:a xlink:type="simple" xlink:href="#__RefHeading___Toc327_2691039895" text:style-name="Index_20_Link" text:visited-style-name="Index_20_Link">Infrastructure as a Service (IaaS)<text:tab/>5</text:a></text:p>
          <text:p text:style-name="P28"><text:a xlink:type="simple" xlink:href="#__RefHeading___Toc379_4266635055" text:style-name="Index_20_Link" text:visited-style-name="Index_20_Link">Glossar<text:tab/>6</text:a></text:p>
          <text:p text:style-name="P28"><text:a xlink:type="simple" xlink:href="#__RefHeading___Toc365_4266635055" text:style-name="Index_20_Link" text:visited-style-name="Index_20_Link">Literaturverzeichnis<text:tab/>7</text:a></text:p>
        </text:index-body>
      </text:table-of-content>
      <text:p text:style-name="P4"/>
      <text:h text:style-name="P50" text:outline-level="1"><text:bookmark-start text:name="__RefHeading___Toc214_4266635055"/>Vorwort<text:bookmark-end text:name="__RefHeading___Toc214_4266635055"/></text:h>
      <text:p text:style-name="P7">Keine andere Technologie wirbelt im Augenblick die Industrie so sehr auf wie Cloud<text:span text:style-name="T32">-</text:span>Computing. Cloud<text:span text:style-name="T32">-</text:span>Computing scheint so etwas wie die Basis <text:span text:style-name="T11">zum Erfol</text:span>g <text:span text:style-name="T11">zu sein,</text:span> <text:span text:style-name="T11">d</text:span>er Antriebsmotor der Digitalisierung. Durch Cloud<text:span text:style-name="T32">-</text:span>Computing ist es möglich kostensparsam und schnell (on-demand) Ressourcen zu buchen und zu nutzen, die ohne Cloud<text:span text:style-name="T32">-</text:span>Computing nur durch teure Selbstbeschaffung zugänglich wäre. Doch was ist Cloud<text:span text:style-name="T32">-</text:span>Computing eigentlich? Das „National Institute of Standards and Technology“, kurz <text:span text:style-name="T1">NIST</text:span>, schreibt dem Cloud<text:span text:style-name="T32">-</text:span>Computing folgende Charakterisika zu <text:span text:style-name="T15">[1]</text:span>:</text:p>
      <text:list xml:id="list2370781536" text:style-name="L1">
        <text:list-item>
          <text:p text:style-name="P31"><text:span text:style-name="T17">O</text:span><text:span text:style-name="T16">n-demand self-service</text:span>: <text:span text:style-name="T11">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32"><text:span text:style-name="T16">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12">Durch diese </text:span><text:span text:style-name="T2">API</text:span><text:span text:style-name="T12"> lässt sich auch der Zugriff durch andere Software realisieren. Beispielsweise über die Kommandozeile.</text:span></text:p>
        </text:list-item>
        <text:list-item>
          <text:p text:style-name="P32"><text:span text:style-name="T16">Resource pooling</text:span>: <text:span text:style-name="T13">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32"><text:span text:style-name="T16">Rapid elasticity</text:span>: <text:span text:style-name="T14">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32"><text:span text:style-name="T16">Measured service</text:span>: <text:span text:style-name="T14">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8">Beispiele für solche Cloud<text:span text:style-name="T32">-Computing-Plattformen sind beispielsweise OpenStack, OpenNebula, die Amazon AWS Cloud, die Microsoft Azura Cloud, der OpenStack </text:span><text:span text:style-name="T3">Fork</text:span><text:span text:style-name="T20"> SysEleven Stack von der Berliner Firma SysEleven und die Google Cloud Plattform </text:span><text:span text:style-name="T21">vom Software-Giganten Google </text:span><text:span text:style-name="T22">beziehungsweise</text:span><text:span text:style-name="T21"> seinem Mutterkonzern Alphabet.</text:span></text:p>
      <text:h text:style-name="P51" text:outline-level="1"><text:bookmark-start text:name="__RefHeading___Toc229_2691039895"/>Der interne Aufbau von OpenStack<text:bookmark-end text:name="__RefHeading___Toc229_2691039895"/></text:h>
      <text:h text:style-name="P54" text:outline-level="2"><text:bookmark-start text:name="__RefHeading___Toc231_2691039895"/>Einführung<text:bookmark-end text:name="__RefHeading___Toc231_2691039895"/></text:h>
      <text:p text:style-name="P9">Als Beispiel für den internen Aufbau einer Cloud dient in dieser Arbeit die Software OpenStack. <text:span text:style-name="T31">OpenStacks Entwicklungsgeschichte reicht bis in das Jahr 2010 zurück.[2] Die Open-Source-Software wurde ursprünglich vom </text:span><text:span text:style-name="T4">Web-Hoster</text:span><text:span text:style-name="T31"> Rackspace in Zusammenarbeit mit der </text:span><text:span text:style-name="T4">NASA</text:span><text:span text:style-name="T31">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31">, Public und Private Cloud wurden vom </text:span><text:span text:style-name="T4">NIST</text:span><text:span text:style-name="T31"> eindeutig definiert:[1]</text:span></text:p>
      <text:p text:style-name="P9"/>
      <text:list xml:id="list2296595525" text:style-name="L2">
        <text:list-item>
          <text:p text:style-name="P33"><text:span text:style-name="T16">Public </text:span><text:span text:style-name="T18">c</text:span><text:span text:style-name="T16">loud</text:span>: <text:span text:style-name="T33">Die Cloud ist der breiten Öffentlichkeit frei verfügbar. Der Cloud-Betreiber kann eine Firma oder eine andere Institution sein, wie beispielsweise eine Universität.</text:span></text:p>
        </text:list-item>
        <text:list-item>
          <text:p text:style-name="P34"><text:span text:style-name="T16">Private cloud</text:span>: Die Cloud ist beschränkt auf eine Firma und deren internen Abteilungen.</text:p>
        </text:list-item>
      </text:list>
      <text:p text:style-name="P10"/>
      <text:p text:style-name="P10"><text:span text:style-name="T16">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10"/>
      <text:p text:style-name="P11"/>
      <text:h text:style-name="P55" text:outline-level="2"><text:bookmark-start text:name="__RefHeading___Toc321_2691039895"/>Technische Details<text:bookmark-end text:name="__RefHeading___Toc321_2691039895"/></text:h>
      <text:h text:style-name="P56" text:outline-level="3"><text:bookmark-start text:name="__RefHeading___Toc327_2691039895"/>Infrastructure as a Service (IaaS)<text:bookmark-end text:name="__RefHeading___Toc327_2691039895"/></text:h>
      <text:p text:style-name="P35">Die OpenStack-Plattform <text:span text:style-name="T34">folgt strikt dem </text:span><text:span text:style-name="T5">Service Model</text:span><text:span text:style-name="T34"> des „Infrastructure as a Service“, kurz </text:span><text:span text:style-name="T5">IaaS. </text:span><text:span text:style-name="T23">Das </text:span><text:span text:style-name="T6">NIST</text:span><text:span text:style-name="T23"> definiert </text:span><text:span text:style-name="T6">IaaS</text:span><text:span text:style-name="T23"> wie folgt[1]: </text:span></text:p>
      <text:list xml:id="list2951608061" text:style-name="L3">
        <text:list-item>
          <text:p text:style-name="P36"><text:span text:style-name="T28">Infrastructure as a Service</text:span><text:span text:style-name="T19">: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24">und host-basierte Firewall-Einstellungen zu ändern</text:span><text:span text:style-name="T19">. </text:span><text:span text:style-name="T24">Der Kunde hat allerdings keinen Zugriff auf cloud-interne Infrastruktur.</text:span></text:p>
        </text:list-item>
      </text:list>
      <text:p text:style-name="P38"><text:span text:style-name="T19">Diese Defintion als technische Basis nehmend, folgt daraus eine abstrahierte Darstellung der technischen Komponenten einer heutigen Cloud:</text:span></text:p>
      <text:list xml:id="list2340929702" text:style-name="L4">
        <text:list-item>
          <text:p text:style-name="P39"><text:span text:style-name="T28">Apps</text:span><text:span text:style-name="T19">: Betriebssysteme und deren Software-Applikationen. </text:span><text:span text:style-name="T26">Meistens Software-Applikationen die darauf ausgelegt sind dynamisch skalieren zu können. Zum Beispiel </text:span><text:span text:style-name="T9">OpenMPI</text:span><text:span text:style-name="T26"> ein Framework um verteilt und effizient zu </text:span><text:span text:style-name="T27">R</text:span><text:span text:style-name="T26">echnen.</text:span></text:p>
        </text:list-item>
        <text:list-item>
          <text:p text:style-name="P39"><text:span text:style-name="T28">Cloud</text:span><text:span text:style-name="T19">: </text:span><text:span text:style-name="T25">Die Cloud an sich mit der Management-Oberfläche und internen Komponenten.</text:span></text:p>
        </text:list-item>
        <text:list-item>
          <text:p text:style-name="P40"><text:span text:style-name="T29">Netzwerkknoten</text:span><text:span text:style-name="T19">: Virtuelle Maschinen und Container </text:span><text:span text:style-name="T25">mit zugewiesener Rechenzeit in Form von </text:span><text:span text:style-name="T7">CPU </text:span><text:span text:style-name="T25">und</text:span><text:span text:style-name="T7"> RAM.</text:span></text:p>
        </text:list-item>
        <text:list-item>
          <text:p text:style-name="P40"><text:span text:style-name="T28">Netzwerk</text:span><text:span text:style-name="T19">: hochverfügbare Netzwerk-Ressourcen</text:span></text:p>
        </text:list-item>
        <text:list-item>
          <text:p text:style-name="P40"><text:span text:style-name="T28">Storage</text:span><text:span text:style-name="T19">: hochverfügbare Speicher-Ressourcen.</text:span></text:p>
        </text:list-item>
      </text:list>
      <text:p text:style-name="P37"><text:span text:style-name="T30"/></text:p>
      <text:p text:style-name="P41"><text:span text:style-name="T30"/></text:p>
      <text:p text:style-name="P12"/>
      <text:h text:style-name="P52"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16">NIST</text:p>
          </table:table-cell>
          <table:table-cell table:style-name="Tabelle3.A1" office:value-type="string">
            <text:p text:style-name="P16">National Institute for Standards and Technology</text:p>
          </table:table-cell>
        </table:table-row>
        <table:table-row>
          <table:table-cell table:style-name="Tabelle3.A1" office:value-type="string">
            <text:p text:style-name="P16">API</text:p>
          </table:table-cell>
          <table:table-cell table:style-name="Tabelle3.A1" office:value-type="string">
            <text:p text:style-name="P16">Application Programming Interface</text:p>
          </table:table-cell>
        </table:table-row>
        <table:table-row>
          <table:table-cell table:style-name="Tabelle3.A1" office:value-type="string">
            <text:p text:style-name="P17">Fork</text:p>
          </table:table-cell>
          <table:table-cell table:style-name="Tabelle3.A1" office:value-type="string">
            <text:p text:style-name="P17">Ein Fork ist eine Abspaltung oder ein Entwicklungszweig eines Projektes in mehrere Folgeprojekte</text:p>
          </table:table-cell>
        </table:table-row>
        <table:table-row>
          <table:table-cell table:style-name="Tabelle3.A1" office:value-type="string">
            <text:p text:style-name="P21">Web-Hoster</text:p>
          </table:table-cell>
          <table:table-cell table:style-name="Tabelle3.A1" office:value-type="string">
            <text:p text:style-name="P21">Ein Web-Hoster bietet Web-Infrastruktur zum Kauf oder zur Miete an. </text:p>
          </table:table-cell>
        </table:table-row>
        <table:table-row>
          <table:table-cell table:style-name="Tabelle3.A1" office:value-type="string">
            <text:p text:style-name="P21">NASA</text:p>
          </table:table-cell>
          <table:table-cell table:style-name="Tabelle3.A1" office:value-type="string">
            <text:p text:style-name="P22">National Aeronautics and Space Administration</text:p>
          </table:table-cell>
        </table:table-row>
        <table:table-row>
          <table:table-cell table:style-name="Tabelle3.A1" office:value-type="string">
            <text:p text:style-name="P26">Deployment Models</text:p>
          </table:table-cell>
          <table:table-cell table:style-name="Tabelle3.A1" office:value-type="string">
            <text:p text:style-name="P23">Verschiedene Einsatzbereiche. In dieser Seminararbeit sind Einsatzbereiche einer Cloud gemeint.</text:p>
          </table:table-cell>
        </table:table-row>
        <table:table-row>
          <table:table-cell table:style-name="Tabelle3.A1" office:value-type="string">
            <text:p text:style-name="P47">Service Models</text:p>
          </table:table-cell>
          <table:table-cell table:style-name="Tabelle3.A1" office:value-type="string">
            <text:p text:style-name="P43">Service Models umschreib<text:span text:style-name="T35">en </text:span>das Verhältnis zwischen Kunden, den Möglichkeiten der Cloud und dem Cloud-Anbieter.</text:p>
          </table:table-cell>
        </table:table-row>
        <table:table-row>
          <table:table-cell table:style-name="Tabelle3.A1" office:value-type="string">
            <text:p text:style-name="P48">IaaS</text:p>
          </table:table-cell>
          <table:table-cell table:style-name="Tabelle3.A1" office:value-type="string">
            <text:p text:style-name="P44">Infrastructure as a Service. <text:span text:style-name="T36">Ein </text:span><text:span text:style-name="T8">Service Model</text:span><text:span text:style-name="T10"> </text:span><text:span text:style-name="T37">bei dem Kunden sich Rechenzeit einfach on-demand virtuell anmieten können, anstatt in teure eigene Hardware zu investieren.</text:span></text:p>
          </table:table-cell>
        </table:table-row>
        <table:table-row>
          <table:table-cell table:style-name="Tabelle3.A1" office:value-type="string">
            <text:p text:style-name="P42"><text:span text:style-name="T39">OpenMPI</text:span><text:span text:style-name="T26"> </text:span></text:p>
          </table:table-cell>
          <table:table-cell table:style-name="Tabelle3.A1" office:value-type="string">
            <text:p text:style-name="P46">Ein Framework zum verteilten Rechnen in Cloud-Umgebungen.</text:p>
          </table:table-cell>
        </table:table-row>
        <table:table-row>
          <table:table-cell table:style-name="Tabelle3.A1" office:value-type="string">
            <text:p text:style-name="P49">CPU</text:p>
          </table:table-cell>
          <table:table-cell table:style-name="Tabelle3.A1" office:value-type="string">
            <text:p text:style-name="P45">Central-Processing-Unit. Gemeinhin auch bekannt als Prozessor.</text:p>
          </table:table-cell>
        </table:table-row>
        <table:table-row>
          <table:table-cell table:style-name="Tabelle3.A1" office:value-type="string">
            <text:p text:style-name="P49">RAM</text:p>
          </table:table-cell>
          <table:table-cell table:style-name="Tabelle3.A1" office:value-type="string">
            <text:p text:style-name="P45">Random-Access Memory. <text:span text:style-name="T38">Ein flüchtiger aber sehr schnell zugreifbarer Speicher.</text:span></text:p>
          </table:table-cell>
        </table:table-row>
      </table:table>
      <text:p text:style-name="P6"/>
      <text:h text:style-name="P53"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15">[1]</text:p>
          </table:table-cell>
          <table:table-cell table:style-name="Tabelle2.A1" office:value-type="string">
            <text:p text:style-name="P14">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31">(besucht am 19.11.2017)</text:span></text:p>
          </table:table-cell>
        </table:table-row>
        <table:table-row>
          <table:table-cell table:style-name="Tabelle2.A1" office:value-type="string">
            <text:p text:style-name="P18">[2]</text:p>
          </table:table-cell>
          <table:table-cell table:style-name="Tabelle2.A1" office:value-type="string">
            <text:p text:style-name="P18">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19">[3]</text:p>
          </table:table-cell>
          <table:table-cell table:style-name="Tabelle2.A1" office:value-type="string">
            <text:p text:style-name="P19">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20">[4]</text:p>
          </table:table-cell>
          <table:table-cell table:style-name="Tabelle2.A1" office:value-type="string">
            <text:p text:style-name="P20">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24">[5]</text:p>
          </table:table-cell>
          <table:table-cell table:style-name="Tabelle2.A1" office:value-type="string">
            <text:p text:style-name="P24">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25">[6]</text:p>
          </table:table-cell>
          <table:table-cell table:style-name="Tabelle2.A1" office:value-type="string">
            <text:p text:style-name="P25">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1-20T02:44:20.420525531</dc:date>
    <dc:creator>Christian Rebischke</dc:creator>
    <meta:editing-duration>PT6H12M6S</meta:editing-duration>
    <meta:editing-cycles>51</meta:editing-cycles>
    <meta:generator>LibreOffice/5.3.7.2.0$Linux_X86_64 LibreOffice_project/30m0$Build-2</meta:generator>
    <meta:document-statistic meta:table-count="3" meta:image-count="0" meta:object-count="0" meta:page-count="7" meta:paragraph-count="79" meta:word-count="1007" meta:character-count="7914" meta:non-whitespace-character-count="6995"/>
  </office:meta>
</office:document-meta>
</file>